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F0000007C583730E3136565E5.png" manifest:media-type="image/png"/>
  <manifest:file-entry manifest:full-path="Pictures/10000201000002E700000046FFFAA86990474F78.png" manifest:media-type="image/png"/>
  <manifest:file-entry manifest:full-path="Pictures/10000201000002D90000004F77B43218D2EA86CE.png" manifest:media-type="image/png"/>
  <manifest:file-entry manifest:full-path="Pictures/10000201000002DF0000004FDBD6F4C86C406E4C.png" manifest:media-type="image/png"/>
  <manifest:file-entry manifest:full-path="Pictures/10000201000002D2000000737CB29EF7BF8D7AB9.png" manifest:media-type="image/png"/>
  <manifest:file-entry manifest:full-path="Pictures/10000201000001DA0000004AD6B28BE9CAC40776.png" manifest:media-type="image/png"/>
  <manifest:file-entry manifest:full-path="Pictures/10000201000002E400000046EB4D6ECBE66189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842cm" draw:z-index="0"><draw:image xlink:href="Pictures/10000201000002D90000004F77B43218D2EA86CE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cm" svg:height="1.602cm" draw:z-index="1"><draw:image xlink:href="Pictures/10000201000002E700000046FFFAA86990474F78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width="17cm" svg:height="1.826cm" draw:z-index="2"><draw:image xlink:href="Pictures/10000201000002DF0000004FDBD6F4C86C406E4C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x="0.192cm" svg:y="0.312cm" svg:width="12.541cm" svg:height="1.958cm" draw:z-index="3"><draw:image xlink:href="Pictures/10000201000001DA0000004AD6B28BE9CAC407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0cm" svg:y="0.418cm" svg:width="17cm" svg:height="2.708cm" draw:z-index="4"><draw:image xlink:href="Pictures/10000201000002D2000000737CB29EF7BF8D7AB9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width="17cm" svg:height="1.607cm" draw:z-index="5"><draw:image xlink:href="Pictures/10000201000002E400000046EB4D6ECBE66189EE.png" xlink:type="simple" xlink:show="embed" xlink:actuate="onLoad" loext:mime-type="image/png"/></draw:frame></text:p>
      <text:p text:style-name="Standard"/>
      <text:p text:style-name="Standard"><draw:frame draw:style-name="fr1" draw:name="Image7" text:anchor-type="paragraph" svg:width="17cm" svg:height="2.868cm" draw:z-index="6"><draw:image xlink:href="Pictures/10000201000002DF0000007C583730E3136565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9:55:50.848598500</meta:creation-date>
    <dc:date>2020-10-22T14:06:08.820044952</dc:date>
    <meta:editing-duration>PT1H39M47S</meta:editing-duration>
    <meta:editing-cycles>1</meta:editing-cycles>
    <meta:document-statistic meta:table-count="0" meta:image-count="7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